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5:45:5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70646" calcext:value-type="float">
            <text:p>170646</text:p>
          </table:table-cell>
          <table:table-cell office:value-type="float" office:value="170210" calcext:value-type="float">
            <text:p>170210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145879" calcext:value-type="float">
            <text:p>145879</text:p>
          </table:table-cell>
          <table:table-cell office:value-type="float" office:value="145858" calcext:value-type="float">
            <text:p>14585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I2]/([.E2]+[.I2]+[.O2])" office:value-type="percentage" office:value="0.0459518599562363" calcext:value-type="percentage">
            <text:p>4.60%</text:p>
          </table:table-cell>
          <table:table-cell/>
          <table:table-cell table:number-columns-repeated="2" office:value-type="float" office:value="352106" calcext:value-type="float">
            <text:p>3521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]/([.E2]+[.I2]+[.O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58991" calcext:value-type="float">
            <text:p>158991</text:p>
          </table:table-cell>
          <table:table-cell office:value-type="float" office:value="158525" calcext:value-type="float">
            <text:p>158525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156100" calcext:value-type="float">
            <text:p>156100</text:p>
          </table:table-cell>
          <table:table-cell office:value-type="float" office:value="156080" calcext:value-type="float">
            <text:p>15608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3]/([.E3]+[.I3]+[.O3])" office:value-type="percentage" office:value="0.0411522633744856" calcext:value-type="percentage">
            <text:p>4.12%</text:p>
          </table:table-cell>
          <table:table-cell/>
          <table:table-cell table:number-columns-repeated="2" office:value-type="float" office:value="347612" calcext:value-type="float">
            <text:p>3476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3]/([.E3]+[.I3]+[.O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27439" calcext:value-type="float">
            <text:p>127439</text:p>
          </table:table-cell>
          <table:table-cell office:value-type="float" office:value="126977" calcext:value-type="float">
            <text:p>126977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112953" calcext:value-type="float">
            <text:p>112953</text:p>
          </table:table-cell>
          <table:table-cell office:value-type="float" office:value="112933" calcext:value-type="float">
            <text:p>11293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4]/([.E4]+[.I4]+[.O4])" office:value-type="percentage" office:value="0.04149377593361" calcext:value-type="percentage">
            <text:p>4.15%</text:p>
          </table:table-cell>
          <table:table-cell/>
          <table:table-cell table:number-columns-repeated="2" office:value-type="float" office:value="369307" calcext:value-type="float">
            <text:p>3693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4]/([.E4]+[.I4]+[.O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48933" calcext:value-type="float">
            <text:p>148933</text:p>
          </table:table-cell>
          <table:table-cell office:value-type="float" office:value="148932" calcext:value-type="float">
            <text:p>1489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6169" calcext:value-type="float">
            <text:p>156169</text:p>
          </table:table-cell>
          <table:table-cell office:value-type="float" office:value="156148" calcext:value-type="float">
            <text:p>15614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I5]/([.E5]+[.I5]+[.O5])" office:value-type="percentage" office:value="0.954545454545455" calcext:value-type="percentage">
            <text:p>95.45%</text:p>
          </table:table-cell>
          <table:table-cell/>
          <table:table-cell table:number-columns-repeated="2" office:value-type="float" office:value="356803" calcext:value-type="float">
            <text:p>3568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5]/([.E5]+[.I5]+[.O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71850" calcext:value-type="float">
            <text:p>171850</text:p>
          </table:table-cell>
          <table:table-cell office:value-type="float" office:value="171392" calcext:value-type="float">
            <text:p>171392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148842" calcext:value-type="float">
            <text:p>148842</text:p>
          </table:table-cell>
          <table:table-cell office:value-type="float" office:value="148820" calcext:value-type="float">
            <text:p>14882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I6]/([.E6]+[.I6]+[.O6])" office:value-type="percentage" office:value="0.0458333333333333" calcext:value-type="percentage">
            <text:p>4.58%</text:p>
          </table:table-cell>
          <table:table-cell/>
          <table:table-cell table:number-columns-repeated="2" office:value-type="float" office:value="350343" calcext:value-type="float">
            <text:p>3503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6]/([.E6]+[.I6]+[.O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73407" calcext:value-type="float">
            <text:p>173407</text:p>
          </table:table-cell>
          <table:table-cell office:value-type="float" office:value="172979" calcext:value-type="float">
            <text:p>172979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137621" calcext:value-type="float">
            <text:p>137621</text:p>
          </table:table-cell>
          <table:table-cell office:value-type="float" office:value="137565" calcext:value-type="float">
            <text:p>13756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I7]/([.E7]+[.I7]+[.O7])" office:value-type="percentage" office:value="0.112449799196787" calcext:value-type="percentage">
            <text:p>11.24%</text:p>
          </table:table-cell>
          <table:table-cell/>
          <table:table-cell office:value-type="float" office:value="354733" calcext:value-type="float">
            <text:p>354733</text:p>
          </table:table-cell>
          <table:table-cell office:value-type="float" office:value="354719" calcext:value-type="float">
            <text:p>35471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O7]/([.E7]+[.I7]+[.O7])" office:value-type="percentage" office:value="0.0281124497991968" calcext:value-type="percentage">
            <text:p>2.81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04008" calcext:value-type="float">
            <text:p>104008</text:p>
          </table:table-cell>
          <table:table-cell office:value-type="float" office:value="103573" calcext:value-type="float">
            <text:p>103573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00357" calcext:value-type="float">
            <text:p>100357</text:p>
          </table:table-cell>
          <table:table-cell office:value-type="float" office:value="100329" calcext:value-type="float">
            <text:p>1003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I8]/([.E8]+[.I8]+[.O8])" office:value-type="percentage" office:value="0.060475161987041" calcext:value-type="percentage">
            <text:p>6.05%</text:p>
          </table:table-cell>
          <table:table-cell/>
          <table:table-cell table:number-columns-repeated="2" office:value-type="float" office:value="375472" calcext:value-type="float">
            <text:p>3754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8]/([.E8]+[.I8]+[.O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27979" calcext:value-type="float">
            <text:p>127979</text:p>
          </table:table-cell>
          <table:table-cell office:value-type="float" office:value="127544" calcext:value-type="float">
            <text:p>1275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1487" calcext:value-type="float">
            <text:p>111487</text:p>
          </table:table-cell>
          <table:table-cell office:value-type="float" office:value="111465" calcext:value-type="float">
            <text:p>11146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I9]/([.E9]+[.I9]+[.O9])" office:value-type="percentage" office:value="0.0481400437636762" calcext:value-type="percentage">
            <text:p>4.81%</text:p>
          </table:table-cell>
          <table:table-cell/>
          <table:table-cell table:number-columns-repeated="2" office:value-type="float" office:value="369770" calcext:value-type="float">
            <text:p>36977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9]/([.E9]+[.I9]+[.O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73431" calcext:value-type="float">
            <text:p>173431</text:p>
          </table:table-cell>
          <table:table-cell office:value-type="float" office:value="173011" calcext:value-type="float">
            <text:p>173011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41279" calcext:value-type="float">
            <text:p>141279</text:p>
          </table:table-cell>
          <table:table-cell office:value-type="float" office:value="141232" calcext:value-type="float">
            <text:p>14123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I10]/([.E10]+[.I10]+[.O10])" office:value-type="percentage" office:value="0.0979166666666667" calcext:value-type="percentage">
            <text:p>9.79%</text:p>
          </table:table-cell>
          <table:table-cell/>
          <table:table-cell office:value-type="float" office:value="356675" calcext:value-type="float">
            <text:p>356675</text:p>
          </table:table-cell>
          <table:table-cell office:value-type="float" office:value="356662" calcext:value-type="float">
            <text:p>35666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O10]/([.E10]+[.I10]+[.O10])" office:value-type="percentage" office:value="0.0270833333333333" calcext:value-type="percentage">
            <text:p>2.71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66229" calcext:value-type="float">
            <text:p>166229</text:p>
          </table:table-cell>
          <table:table-cell office:value-type="float" office:value="165794" calcext:value-type="float">
            <text:p>16579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46625" calcext:value-type="float">
            <text:p>146625</text:p>
          </table:table-cell>
          <table:table-cell office:value-type="float" office:value="146605" calcext:value-type="float">
            <text:p>1466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11]/([.E11]+[.I11]+[.O11])" office:value-type="percentage" office:value="0.043956043956044" calcext:value-type="percentage">
            <text:p>4.40%</text:p>
          </table:table-cell>
          <table:table-cell/>
          <table:table-cell table:number-columns-repeated="2" office:value-type="float" office:value="354507" calcext:value-type="float">
            <text:p>3545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1]/([.E11]+[.I11]+[.O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90348" calcext:value-type="float">
            <text:p>90348</text:p>
          </table:table-cell>
          <table:table-cell office:value-type="float" office:value="89899" calcext:value-type="float">
            <text:p>89899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28070" calcext:value-type="float">
            <text:p>128070</text:p>
          </table:table-cell>
          <table:table-cell office:value-type="float" office:value="128040" calcext:value-type="float">
            <text:p>12804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12]/([.E12]+[.I12]+[.O12])" office:value-type="percentage" office:value="0.0623700623700624" calcext:value-type="percentage">
            <text:p>6.24%</text:p>
          </table:table-cell>
          <table:table-cell/>
          <table:table-cell office:value-type="float" office:value="370149" calcext:value-type="float">
            <text:p>370149</text:p>
          </table:table-cell>
          <table:table-cell office:value-type="float" office:value="370147" calcext:value-type="float">
            <text:p>3701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O12]/([.E12]+[.I12]+[.O12])" office:value-type="percentage" office:value="0.00415800415800416" calcext:value-type="percentage">
            <text:p>0.42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80811" calcext:value-type="float">
            <text:p>180811</text:p>
          </table:table-cell>
          <table:table-cell office:value-type="float" office:value="180374" calcext:value-type="float">
            <text:p>180374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137048" calcext:value-type="float">
            <text:p>137048</text:p>
          </table:table-cell>
          <table:table-cell office:value-type="float" office:value="137028" calcext:value-type="float">
            <text:p>13702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13]/([.E13]+[.I13]+[.O13])" office:value-type="percentage" office:value="0.0437636761487965" calcext:value-type="percentage">
            <text:p>4.38%</text:p>
          </table:table-cell>
          <table:table-cell/>
          <table:table-cell table:number-columns-repeated="2" office:value-type="float" office:value="351751" calcext:value-type="float">
            <text:p>3517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3]/([.E13]+[.I13]+[.O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81463" calcext:value-type="float">
            <text:p>181463</text:p>
          </table:table-cell>
          <table:table-cell office:value-type="float" office:value="181028" calcext:value-type="float">
            <text:p>18102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1383" calcext:value-type="float">
            <text:p>131383</text:p>
          </table:table-cell>
          <table:table-cell office:value-type="float" office:value="131363" calcext:value-type="float">
            <text:p>13136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14]/([.E14]+[.I14]+[.O14])" office:value-type="percentage" office:value="0.043956043956044" calcext:value-type="percentage">
            <text:p>4.40%</text:p>
          </table:table-cell>
          <table:table-cell/>
          <table:table-cell table:number-columns-repeated="2" office:value-type="float" office:value="352326" calcext:value-type="float">
            <text:p>3523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4]/([.E14]+[.I14]+[.O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29601" calcext:value-type="float">
            <text:p>129601</text:p>
          </table:table-cell>
          <table:table-cell office:value-type="float" office:value="129161" calcext:value-type="float">
            <text:p>129161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53095" calcext:value-type="float">
            <text:p>153095</text:p>
          </table:table-cell>
          <table:table-cell office:value-type="float" office:value="153075" calcext:value-type="float">
            <text:p>1530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15]/([.E15]+[.I15]+[.O15])" office:value-type="percentage" office:value="0.0434782608695652" calcext:value-type="percentage">
            <text:p>4.35%</text:p>
          </table:table-cell>
          <table:table-cell/>
          <table:table-cell table:number-columns-repeated="2" office:value-type="float" office:value="355756" calcext:value-type="float">
            <text:p>3557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5]/([.E15]+[.I15]+[.O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53011" calcext:value-type="float">
            <text:p>153011</text:p>
          </table:table-cell>
          <table:table-cell office:value-type="float" office:value="152563" calcext:value-type="float">
            <text:p>152563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65948" calcext:value-type="float">
            <text:p>165948</text:p>
          </table:table-cell>
          <table:table-cell office:value-type="float" office:value="165928" calcext:value-type="float">
            <text:p>16592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16]/([.E16]+[.I16]+[.O16])" office:value-type="percentage" office:value="0.0427350427350427" calcext:value-type="percentage">
            <text:p>4.27%</text:p>
          </table:table-cell>
          <table:table-cell/>
          <table:table-cell table:number-columns-repeated="2" office:value-type="float" office:value="348871" calcext:value-type="float">
            <text:p>3488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6]/([.E16]+[.I16]+[.O1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41836" calcext:value-type="float">
            <text:p>141836</text:p>
          </table:table-cell>
          <table:table-cell office:value-type="float" office:value="141381" calcext:value-type="float">
            <text:p>14138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73658" calcext:value-type="float">
            <text:p>173658</text:p>
          </table:table-cell>
          <table:table-cell office:value-type="float" office:value="173638" calcext:value-type="float">
            <text:p>17363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17]/([.E17]+[.I17]+[.O17])" office:value-type="percentage" office:value="0.0421052631578947" calcext:value-type="percentage">
            <text:p>4.21%</text:p>
          </table:table-cell>
          <table:table-cell/>
          <table:table-cell table:number-columns-repeated="2" office:value-type="float" office:value="351011" calcext:value-type="float">
            <text:p>351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7]/([.E17]+[.I17]+[.O1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72177" calcext:value-type="float">
            <text:p>172177</text:p>
          </table:table-cell>
          <table:table-cell office:value-type="float" office:value="171706" calcext:value-type="float">
            <text:p>171706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153084" calcext:value-type="float">
            <text:p>153084</text:p>
          </table:table-cell>
          <table:table-cell office:value-type="float" office:value="153064" calcext:value-type="float">
            <text:p>15306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18]/([.E18]+[.I18]+[.O18])" office:value-type="percentage" office:value="0.0407331975560081" calcext:value-type="percentage">
            <text:p>4.07%</text:p>
          </table:table-cell>
          <table:table-cell/>
          <table:table-cell table:number-columns-repeated="2" office:value-type="float" office:value="346535" calcext:value-type="float">
            <text:p>3465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8]/([.E18]+[.I18]+[.O1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31928" calcext:value-type="float">
            <text:p>131928</text:p>
          </table:table-cell>
          <table:table-cell office:value-type="float" office:value="131452" calcext:value-type="float">
            <text:p>131452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74814" calcext:value-type="float">
            <text:p>174814</text:p>
          </table:table-cell>
          <table:table-cell office:value-type="float" office:value="174794" calcext:value-type="float">
            <text:p>17479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19]/([.E19]+[.I19]+[.O19])" office:value-type="percentage" office:value="0.0403225806451613" calcext:value-type="percentage">
            <text:p>4.03%</text:p>
          </table:table-cell>
          <table:table-cell/>
          <table:table-cell table:number-columns-repeated="2" office:value-type="float" office:value="349999" calcext:value-type="float">
            <text:p>3499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9]/([.E19]+[.I19]+[.O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1676" calcext:value-type="float">
            <text:p>161676</text:p>
          </table:table-cell>
          <table:table-cell office:value-type="float" office:value="161208" calcext:value-type="float">
            <text:p>161208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67431" calcext:value-type="float">
            <text:p>167431</text:p>
          </table:table-cell>
          <table:table-cell office:value-type="float" office:value="167411" calcext:value-type="float">
            <text:p>1674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0]/([.E20]+[.I20]+[.O20])" office:value-type="percentage" office:value="0.040983606557377" calcext:value-type="percentage">
            <text:p>4.10%</text:p>
          </table:table-cell>
          <table:table-cell/>
          <table:table-cell table:number-columns-repeated="2" office:value-type="float" office:value="344971" calcext:value-type="float">
            <text:p>3449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0]/([.E20]+[.I20]+[.O2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5258" calcext:value-type="float">
            <text:p>155258</text:p>
          </table:table-cell>
          <table:table-cell office:value-type="float" office:value="154814" calcext:value-type="float">
            <text:p>154814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162962" calcext:value-type="float">
            <text:p>162962</text:p>
          </table:table-cell>
          <table:table-cell office:value-type="float" office:value="162942" calcext:value-type="float">
            <text:p>16294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1]/([.E21]+[.I21]+[.O21])" office:value-type="percentage" office:value="0.0431034482758621" calcext:value-type="percentage">
            <text:p>4.31%</text:p>
          </table:table-cell>
          <table:table-cell/>
          <table:table-cell table:number-columns-repeated="2" office:value-type="float" office:value="347069" calcext:value-type="float">
            <text:p>3470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1]/([.E21]+[.I21]+[.O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67703" calcext:value-type="float">
            <text:p>167703</text:p>
          </table:table-cell>
          <table:table-cell office:value-type="float" office:value="167273" calcext:value-type="float">
            <text:p>167273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44484" calcext:value-type="float">
            <text:p>144484</text:p>
          </table:table-cell>
          <table:table-cell office:value-type="float" office:value="144464" calcext:value-type="float">
            <text:p>14446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2]/([.E22]+[.I22]+[.O22])" office:value-type="percentage" office:value="0.0444444444444444" calcext:value-type="percentage">
            <text:p>4.44%</text:p>
          </table:table-cell>
          <table:table-cell/>
          <table:table-cell table:number-columns-repeated="2" office:value-type="float" office:value="345943" calcext:value-type="float">
            <text:p>3459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2]/([.E22]+[.I22]+[.O2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88299" calcext:value-type="float">
            <text:p>88299</text:p>
          </table:table-cell>
          <table:table-cell office:value-type="float" office:value="87866" calcext:value-type="float">
            <text:p>87866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04540" calcext:value-type="float">
            <text:p>104540</text:p>
          </table:table-cell>
          <table:table-cell office:value-type="float" office:value="104520" calcext:value-type="float">
            <text:p>10452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3]/([.E23]+[.I23]+[.O23])" office:value-type="percentage" office:value="0.0441501103752759" calcext:value-type="percentage">
            <text:p>4.42%</text:p>
          </table:table-cell>
          <table:table-cell/>
          <table:table-cell table:number-columns-repeated="2" office:value-type="float" office:value="380432" calcext:value-type="float">
            <text:p>3804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3]/([.E23]+[.I23]+[.O2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60414" calcext:value-type="float">
            <text:p>160414</text:p>
          </table:table-cell>
          <table:table-cell office:value-type="float" office:value="159985" calcext:value-type="float">
            <text:p>159985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49345" calcext:value-type="float">
            <text:p>149345</text:p>
          </table:table-cell>
          <table:table-cell office:value-type="float" office:value="149325" calcext:value-type="float">
            <text:p>1493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4]/([.E24]+[.I24]+[.O24])" office:value-type="percentage" office:value="0.044543429844098" calcext:value-type="percentage">
            <text:p>4.45%</text:p>
          </table:table-cell>
          <table:table-cell/>
          <table:table-cell table:number-columns-repeated="2" office:value-type="float" office:value="346746" calcext:value-type="float">
            <text:p>3467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4]/([.E24]+[.I24]+[.O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I25]/([.E25]+[.I25]+[.O25])" office:value-type="percentage" office:value="0.0613333333333333" calcext:value-type="percentage">
            <text:p>6.13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5]/([.E25]+[.I25]+[.O2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77635" calcext:value-type="float">
            <text:p>177635</text:p>
          </table:table-cell>
          <table:table-cell office:value-type="float" office:value="177175" calcext:value-type="float">
            <text:p>177175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928" calcext:value-type="float">
            <text:p>137928</text:p>
          </table:table-cell>
          <table:table-cell office:value-type="float" office:value="137908" calcext:value-type="float">
            <text:p>13790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6]/([.E26]+[.I26]+[.O26])" office:value-type="percentage" office:value="0.0416666666666667" calcext:value-type="percentage">
            <text:p>4.17%</text:p>
          </table:table-cell>
          <table:table-cell/>
          <table:table-cell table:number-columns-repeated="2" office:value-type="float" office:value="347273" calcext:value-type="float">
            <text:p>3472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6]/([.E26]+[.I26]+[.O2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74966" calcext:value-type="float">
            <text:p>174966</text:p>
          </table:table-cell>
          <table:table-cell office:value-type="float" office:value="174531" calcext:value-type="float">
            <text:p>174531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50930" calcext:value-type="float">
            <text:p>150930</text:p>
          </table:table-cell>
          <table:table-cell office:value-type="float" office:value="150910" calcext:value-type="float">
            <text:p>1509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7]/([.E27]+[.I27]+[.O27])" office:value-type="percentage" office:value="0.043956043956044" calcext:value-type="percentage">
            <text:p>4.40%</text:p>
          </table:table-cell>
          <table:table-cell/>
          <table:table-cell table:number-columns-repeated="2" office:value-type="float" office:value="348542" calcext:value-type="float">
            <text:p>3485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7]/([.E27]+[.I27]+[.O2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36004" calcext:value-type="float">
            <text:p>136004</text:p>
          </table:table-cell>
          <table:table-cell office:value-type="float" office:value="135572" calcext:value-type="float">
            <text:p>135572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33976" calcext:value-type="float">
            <text:p>133976</text:p>
          </table:table-cell>
          <table:table-cell office:value-type="float" office:value="133956" calcext:value-type="float">
            <text:p>13395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8]/([.E28]+[.I28]+[.O28])" office:value-type="percentage" office:value="0.0442477876106195" calcext:value-type="percentage">
            <text:p>4.42%</text:p>
          </table:table-cell>
          <table:table-cell/>
          <table:table-cell table:number-columns-repeated="2" office:value-type="float" office:value="362943" calcext:value-type="float">
            <text:p>3629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8]/([.E28]+[.I28]+[.O2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70604" calcext:value-type="float">
            <text:p>170604</text:p>
          </table:table-cell>
          <table:table-cell office:value-type="float" office:value="170169" calcext:value-type="float">
            <text:p>170169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65156" calcext:value-type="float">
            <text:p>165156</text:p>
          </table:table-cell>
          <table:table-cell office:value-type="float" office:value="165136" calcext:value-type="float">
            <text:p>16513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29]/([.E29]+[.I29]+[.O29])" office:value-type="percentage" office:value="0.043956043956044" calcext:value-type="percentage">
            <text:p>4.40%</text:p>
          </table:table-cell>
          <table:table-cell/>
          <table:table-cell table:number-columns-repeated="2" office:value-type="float" office:value="349792" calcext:value-type="float">
            <text:p>3497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29]/([.E29]+[.I29]+[.O2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15000" calcext:value-type="float">
            <text:p>115000</text:p>
          </table:table-cell>
          <table:table-cell office:value-type="float" office:value="114567" calcext:value-type="float">
            <text:p>114567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34476" calcext:value-type="float">
            <text:p>134476</text:p>
          </table:table-cell>
          <table:table-cell office:value-type="float" office:value="134456" calcext:value-type="float">
            <text:p>13445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30]/([.E30]+[.I30]+[.O30])" office:value-type="percentage" office:value="0.0441501103752759" calcext:value-type="percentage">
            <text:p>4.42%</text:p>
          </table:table-cell>
          <table:table-cell/>
          <table:table-cell table:number-columns-repeated="2" office:value-type="float" office:value="364907" calcext:value-type="float">
            <text:p>3649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30]/([.E30]+[.I30]+[.O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63747" calcext:value-type="float">
            <text:p>163747</text:p>
          </table:table-cell>
          <table:table-cell office:value-type="float" office:value="163324" calcext:value-type="float">
            <text:p>163324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150751" calcext:value-type="float">
            <text:p>150751</text:p>
          </table:table-cell>
          <table:table-cell office:value-type="float" office:value="150731" calcext:value-type="float">
            <text:p>15073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31]/([.E31]+[.I31]+[.O31])" office:value-type="percentage" office:value="0.0451467268623025" calcext:value-type="percentage">
            <text:p>4.51%</text:p>
          </table:table-cell>
          <table:table-cell/>
          <table:table-cell table:number-columns-repeated="2" office:value-type="float" office:value="345124" calcext:value-type="float">
            <text:p>3451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31]/([.E31]+[.I31]+[.O3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73032" calcext:value-type="float">
            <text:p>173032</text:p>
          </table:table-cell>
          <table:table-cell office:value-type="float" office:value="172569" calcext:value-type="float">
            <text:p>172569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9835" calcext:value-type="float">
            <text:p>139835</text:p>
          </table:table-cell>
          <table:table-cell office:value-type="float" office:value="139815" calcext:value-type="float">
            <text:p>1398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32]/([.E32]+[.I32]+[.O32])" office:value-type="percentage" office:value="0.041407867494824" calcext:value-type="percentage">
            <text:p>4.14%</text:p>
          </table:table-cell>
          <table:table-cell/>
          <table:table-cell table:number-columns-repeated="2" office:value-type="float" office:value="347791" calcext:value-type="float">
            <text:p>3477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32]/([.E32]+[.I32]+[.O3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96789" calcext:value-type="float">
            <text:p>96789</text:p>
          </table:table-cell>
          <table:table-cell office:value-type="float" office:value="96306" calcext:value-type="float">
            <text:p>96306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7743" calcext:value-type="float">
            <text:p>147743</text:p>
          </table:table-cell>
          <table:table-cell office:value-type="float" office:value="147722" calcext:value-type="float">
            <text:p>14772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I33]/([.E33]+[.I33]+[.O33])" office:value-type="percentage" office:value="0.0416666666666667" calcext:value-type="percentage">
            <text:p>4.17%</text:p>
          </table:table-cell>
          <table:table-cell/>
          <table:table-cell table:number-columns-repeated="2" office:value-type="float" office:value="362730" calcext:value-type="float">
            <text:p>3627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33]/([.E33]+[.I33]+[.O33])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6:21:33.509346934</dc:date>
    <meta:editing-duration>PT9M49S</meta:editing-duration>
    <meta:editing-cycles>1</meta:editing-cycles>
    <meta:document-statistic meta:table-count="1" meta:cell-count="427" meta:object-count="0"/>
    <meta:generator>LibreOffice/5.1.6.2$Linux_X86_64 LibreOffice_project/10m0$Build-2</meta:generator>
  </office:meta>
</office:document-meta>
</file>